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esult.set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ientInfoVo.setCols( String co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sult.getErrMs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sult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ientInfoVo.getS_ic_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ientInfoVo.setS_ic_no( String s_ic_n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sult.getErr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sult.setStringData( String string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sult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ientInfoVo.setGlide( String gli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ientInfoVo.getCo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sult.ge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sult.setErrCode( int err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sult.getString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sult.setErrMsg( String err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sult.setModel( T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sult.setIntData( Integer int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sult.getIn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hifor_issue_511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PatientInfoVo.getGli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sult.setData( List &lt; T &gt;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